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cm" fo:min-width="0cm" fo:padding-top="0.145cm" fo:padding-bottom="0.145cm" fo:padding-left="0.27cm" fo:padding-right="0.27cm"/>
    </style:style>
    <style:style style:name="gr2" style:family="graphic" style:parent-style-name="objectwithoutfill">
      <style:graphic-properties svg:stroke-width="0.02cm" svg:stroke-color="#000000" draw:marker-start-width="0.23cm" draw:marker-end-width="0.23cm" draw:fill="none" draw:textarea-vertical-align="middle" fo:padding-top="0.135cm" fo:padding-bottom="0.135cm" fo:padding-left="0.26cm" fo:padding-right="0.26cm"/>
    </style:style>
    <style:style style:name="gr3" style:family="graphic" style:parent-style-name="objectwithoutfill">
      <style:graphic-properties svg:stroke-width="0.04cm" svg:stroke-color="#009900" draw:marker-start-width="0.26cm" draw:marker-end-width="0.26cm" draw:fill="none" draw:textarea-vertical-align="middle" fo:padding-top="0.145cm" fo:padding-bottom="0.145cm" fo:padding-left="0.27cm" fo:padding-right="0.27cm"/>
    </style:style>
    <style:style style:name="gr4" style:family="graphic" style:parent-style-name="objectwithoutfill">
      <style:graphic-properties svg:stroke-width="0.04cm" svg:stroke-color="#cc0000" draw:marker-start-width="0.26cm" draw:marker-end-width="0.26cm" draw:fill="none" draw:textarea-vertical-align="middle" fo:padding-top="0.145cm" fo:padding-bottom="0.145cm" fo:padding-left="0.27cm" fo:padding-right="0.27cm"/>
    </style:style>
    <style:style style:name="gr5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solid" draw:fill-color="#e6e6ff" draw:opacity="50%" draw:textarea-horizontal-align="justify" draw:textarea-vertical-align="middle" draw:auto-grow-height="false" fo:min-height="1.415cm" fo:min-width="0.28cm" draw:shadow-opacity="50%"/>
    </style:style>
    <style:style style:name="gr7" style:family="graphic" style:parent-style-name="standard">
      <style:graphic-properties draw:fill="solid" draw:fill-color="#b2b2b2" draw:opacity="50%" draw:textarea-horizontal-align="justify" draw:textarea-vertical-align="middle" draw:auto-grow-height="false" fo:min-height="0.185cm" fo:min-width="0cm" draw:shadow-opacity="50%"/>
    </style:style>
    <style:style style:name="gr8" style:family="graphic" style:parent-style-name="standard">
      <style:graphic-properties draw:stroke="none" svg:stroke-color="#000000" draw:fill="none" draw:fill-color="#ffffff" fo:min-height="0.5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58cm"/>
      <style:paragraph-properties style:writing-mode="lr-tb"/>
    </style:style>
    <style:style style:name="gr10" style:family="graphic" style:parent-style-name="standard">
      <style:graphic-properties draw:stroke="solid" svg:stroke-width="0.01cm" svg:stroke-color="#000000" draw:marker-start-width="0.22cm" draw:marker-end-width="0.22cm" draw:fill="none" draw:fill-color="#ffffff" fo:min-height="17.595cm" fo:padding-top="0.13cm" fo:padding-bottom="0.13cm" fo:padding-left="0.255cm" fo:padding-right="0.25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solid" draw:fill-color="#e6e6ff" draw:opacity="50%"/>
      <style:paragraph-properties fo:text-align="center"/>
    </style:style>
    <style:style style:name="P4" style:family="paragraph">
      <loext:graphic-properties draw:fill="solid" draw:fill-color="#b2b2b2" draw:opacity="50%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paragraph-properties style:writing-mode="lr-tb"/>
      <style:text-properties fo:color="#c9211e" loext:opacity="100%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c9211e" loext:opacity="100%"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pt" fo:background-color="#ffff00" style:font-size-asian="10pt" style:font-size-complex="10pt"/>
    </style:style>
    <style:style style:name="T5" style:family="text">
      <style:text-properties fo:font-size="10pt" fo:background-color="#99ff99" style:font-size-asian="10pt" style:font-size-complex="10pt"/>
    </style:style>
    <style:style style:name="T6" style:family="text">
      <style:text-properties fo:font-size="10pt" fo:background-color="#ffcc99" style:font-size-asian="10pt" style:font-size-complex="10pt"/>
    </style:style>
    <style:style style:name="T7" style:family="text">
      <style:text-properties fo:font-size="10pt" fo:background-color="#e6e6ff" style:font-size-asian="10pt" style:font-size-complex="10pt"/>
    </style:style>
    <style:style style:name="T8" style:family="text">
      <style:text-properties fo:font-size="10pt" fo:background-color="#ffccff" style:font-size-asian="10pt" style:font-size-complex="10pt"/>
    </style:style>
    <style:style style:name="T9" style:family="text">
      <style:text-properties fo:font-size="10pt" fo:background-color="#ff99cc" style:font-size-asian="10pt" style:font-size-complex="10pt"/>
    </style:style>
    <style:style style:name="T10" style:family="text">
      <style:text-properties fo:font-size="10pt" fo:background-color="#cc9966" style:font-size-asian="10pt" style:font-size-complex="10pt"/>
    </style:style>
    <style:style style:name="T11" style:family="text">
      <style:text-properties fo:font-size="10pt" fo:background-color="#99ccff" style:font-size-asian="10pt" style:font-size-complex="10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#ffff00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#99ff99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#ffcc99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10pt" fo:font-weight="normal" fo:background-color="#e6e6ff" style:font-size-asian="10pt" style:font-weight-asian="normal" style:font-size-complex="10pt" style:font-weight-complex="normal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#ffccff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#ff99cc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#cc9966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10pt" fo:font-weight="normal" fo:background-color="#99ccff" style:font-size-asian="10pt" style:font-weight-asian="normal" style:font-size-complex="10pt" style:font-weight-complex="normal"/>
    </style:style>
    <style:style style:name="T22" style:family="text">
      <style:text-properties fo:font-size="10pt" fo:font-weight="normal" style:font-size-asian="10pt" style:font-weight-asian="normal" style:font-size-complex="10pt" style:font-weight-complex="normal"/>
    </style:style>
    <style:style style:name="T23" style:family="text">
      <style:text-properties fo:font-size="10pt" fo:font-weight="normal" fo:background-color="#ffff00" style:font-size-asian="10pt" style:font-weight-asian="normal" style:font-size-complex="10pt" style:font-weight-complex="normal"/>
    </style:style>
    <style:style style:name="T24" style:family="text">
      <style:text-properties fo:font-size="10pt" fo:font-weight="normal" fo:background-color="#99ff99" style:font-size-asian="10pt" style:font-weight-asian="normal" style:font-size-complex="10pt" style:font-weight-complex="normal"/>
    </style:style>
    <style:style style:name="T25" style:family="text">
      <style:text-properties fo:font-size="10pt" fo:font-weight="normal" fo:background-color="#ffcc99" style:font-size-asian="10pt" style:font-weight-asian="normal" style:font-size-complex="10pt" style:font-weight-complex="normal"/>
    </style:style>
    <style:style style:name="T26" style:family="text">
      <style:text-properties fo:font-size="10pt" fo:font-weight="normal" fo:background-color="#ffccff" style:font-size-asian="10pt" style:font-weight-asian="normal" style:font-size-complex="10pt" style:font-weight-complex="normal"/>
    </style:style>
    <style:style style:name="T27" style:family="text">
      <style:text-properties fo:font-size="10pt" fo:font-weight="normal" fo:background-color="transparent" style:font-size-asian="10pt" style:font-weight-asian="normal" style:font-size-complex="10pt" style:font-weight-complex="normal"/>
    </style:style>
    <style:style style:name="T28" style:family="text">
      <style:text-properties fo:font-size="10pt" fo:font-weight="normal" fo:background-color="#ff99cc" style:font-size-asian="10pt" style:font-weight-asian="normal" style:font-size-complex="10pt" style:font-weight-complex="normal"/>
    </style:style>
    <style:style style:name="T29" style:family="text">
      <style:text-properties fo:font-size="10pt" fo:font-weight="normal" fo:background-color="#cc9966" style:font-size-asian="10pt" style:font-weight-asian="normal" style:font-size-complex="10pt" style:font-weight-complex="normal"/>
    </style:style>
    <style:style style:name="T30" style:family="text">
      <style:text-properties fo:font-size="9pt" fo:font-weight="normal" fo:background-color="transparent" style:font-size-asian="9pt" style:font-weight-asian="normal" style:font-size-complex="9pt" style:font-weight-complex="normal"/>
    </style:style>
    <style:style style:name="T31" style:family="text">
      <style:text-properties fo:font-size="9pt" fo:font-weight="normal" fo:background-color="#66ffff" style:font-size-asian="9pt" style:font-weight-asian="normal" style:font-size-complex="9pt" style:font-weight-complex="normal"/>
    </style:style>
    <style:style style:name="T32" style:family="text">
      <style:text-properties fo:font-size="9pt" fo:font-weight="normal" fo:background-color="#ffff00" style:font-size-asian="9pt" style:font-weight-asian="normal" style:font-size-complex="9pt" style:font-weight-complex="normal"/>
    </style:style>
    <style:style style:name="T33" style:family="text">
      <style:text-properties fo:font-size="9pt" fo:font-weight="normal" fo:background-color="#ffccff" style:font-size-asian="9pt" style:font-weight-asian="normal" style:font-size-complex="9pt" style:font-weight-complex="normal"/>
    </style:style>
    <style:style style:name="T34" style:family="text">
      <style:text-properties fo:font-size="9pt" fo:font-weight="normal" fo:background-color="#99ff33" style:font-size-asian="9pt" style:font-weight-asian="normal" style:font-size-complex="9pt" style:font-weight-complex="normal"/>
    </style:style>
    <style:style style:name="T35" style:family="text">
      <style:text-properties fo:font-size="10pt" fo:font-weight="normal" fo:background-color="#66ffff" style:font-size-asian="10pt" style:font-weight-asian="normal" style:font-size-complex="10pt" style:font-weight-complex="normal"/>
    </style:style>
    <style:style style:name="T36" style:family="text">
      <style:text-properties fo:font-size="10pt" fo:font-weight="normal" fo:background-color="#99ff33" style:font-size-asian="10pt" style:font-weight-asian="normal" style:font-size-complex="10pt" style:font-weight-complex="normal"/>
    </style:style>
    <style:style style:name="T37" style:family="text">
      <style:text-properties fo:color="#c9211e" loext:opacity="100%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17cm" svg:height="0.142cm" draw:transform="rotate (-0.733910950463616) translate (16.729cm 2.931cm)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975cm" svg:y1="8.549cm" svg:x2="18.37cm" svg:y2="8.549cm">
          <text:p/>
        </draw:line>
        <draw:line draw:style-name="gr2" draw:text-style-name="P1" draw:layer="layout" svg:x1="8.3cm" svg:y1="8.96cm" svg:x2="8.3cm" svg:y2="2.725cm">
          <text:p/>
        </draw:line>
        <draw:line draw:style-name="gr3" draw:text-style-name="P1" draw:layer="layout" svg:x1="11.638cm" svg:y1="8.555cm" svg:x2="17.105cm" svg:y2="2.515cm">
          <text:p/>
        </draw:line>
        <draw:line draw:style-name="gr4" draw:text-style-name="P1" draw:layer="layout" svg:x1="8.265cm" svg:y1="8.54cm" svg:x2="17.13cm" svg:y2="2.49cm">
          <text:p/>
        </draw:line>
        <draw:line draw:style-name="gr4" draw:text-style-name="P1" draw:layer="layout" svg:x1="8.265cm" svg:y1="8.54cm" svg:x2="18.075cm" svg:y2="3.935cm">
          <text:p/>
        </draw:line>
        <draw:custom-shape draw:style-name="gr5" draw:text-style-name="P2" draw:layer="layout" svg:width="0.21cm" svg:height="0.21cm" svg:x="16.965cm" svg:y="2.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1cm" svg:height="0.21cm" svg:x="17.935cm" svg:y="3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6" draw:text-style-name="P3" draw:layer="layout" svg:width="0.78cm" svg:height="1.665cm" draw:transform="rotate (-0.718901118896464) translate (13.333cm 6.078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0.615cm" svg:height="0.615cm" draw:transform="rotate (-0.523598775598299) translate (13.252cm 6.2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1" draw:layer="layout" svg:x1="13.32cm" svg:y1="6.675cm" svg:x2="18.06cm" svg:y2="3.955cm">
          <text:p/>
        </draw:line>
        <draw:line draw:style-name="gr3" draw:text-style-name="P1" draw:layer="layout" svg:x1="16.73cm" svg:y1="2.935cm" svg:x2="18.03cm" svg:y2="3.985cm">
          <text:p/>
        </draw:line>
        <draw:frame draw:style-name="gr8" draw:text-style-name="P5" draw:layer="layout" svg:width="0.975cm" svg:height="0.77cm" svg:x="16.595cm" svg:y="1.78cm">
          <draw:text-box>
            <text:p><text:span text:style-name="T1">A</text:span></text:p>
          </draw:text-box>
        </draw:frame>
        <draw:frame draw:style-name="gr8" draw:text-style-name="P5" draw:layer="layout" svg:width="0.975cm" svg:height="0.77cm" svg:x="17.945cm" svg:y="3.3cm">
          <draw:text-box>
            <text:p><text:span text:style-name="T1">B</text:span></text:p>
          </draw:text-box>
        </draw:frame>
        <draw:frame draw:style-name="gr8" draw:text-style-name="P5" draw:layer="layout" svg:width="0.975cm" svg:height="0.77cm" svg:x="16.265cm" svg:y="2.965cm">
          <draw:text-box>
            <text:p><text:span text:style-name="T1">C</text:span></text:p>
          </draw:text-box>
        </draw:frame>
        <draw:frame draw:style-name="gr9" draw:text-style-name="P5" draw:layer="layout" svg:width="2.27cm" svg:height="0.83cm" svg:x="16.195cm" svg:y="7.943cm">
          <draw:text-box>
            <text:p><text:span text:style-name="T1">Front &gt;</text:span></text:p>
          </draw:text-box>
        </draw:frame>
        <draw:frame draw:style-name="gr8" draw:text-style-name="P5" draw:layer="layout" svg:width="0.975cm" svg:height="0.77cm" svg:x="7.51cm" svg:y="7.77cm">
          <draw:text-box>
            <text:p><text:span text:style-name="T1">O</text:span></text:p>
          </draw:text-box>
        </draw:frame>
        <draw:frame draw:style-name="gr10" draw:text-style-name="P7" draw:layer="layout" svg:width="19.76cm" svg:height="17.855cm" svg:x="1.053cm" svg:y="9.085cm">
          <draw:text-box>
            <text:p><text:span text:style-name="T2">O is the center of the hexbot’s horizontal chassis</text:span></text:p>
            <text:p><text:span text:style-name="T2">A is the home location of leg 4, the front left one</text:span></text:p>
            <text:p><text:span text:style-name="T3">D</text:span><text:span text:style-name="T2"> is the rotation angle</text:span></text:p>
            <text:p><text:span text:style-name="T2">B is the location of leg 4 after rotation around center of hexbot</text:span></text:p>
            <text:p><text:span text:style-name="T2">E is the hip servo’s axis of rotation</text:span></text:p>
            <text:p><text:span text:style-name="T2"/></text:p>
            <text:p><text:span text:style-name="T2">(Ax,Ay) are known starting point</text:span></text:p>
            <text:p><text:span text:style-name="T2">(Bx,By) are derived from rotating vector OA through an angle of D degrees</text:span></text:p>
            <text:p><text:span text:style-name="T2">AC is perpendicular to CB</text:span></text:p>
            <text:p><text:span text:style-name="T2">Length AC is negative the local X offset from the rotation</text:span></text:p>
            <text:p><text:span text:style-name="T2">Length BC is negative the local Z offset from the rotation (-ve is side-dependent)</text:span></text:p>
            <text:p><text:span text:style-name="T2"/></text:p>
            <text:p><text:span text:style-name="T2">A, C &amp; E are colinear, so for some k, C = A + k * AE <text:s text:c="34"/>[1]</text:span></text:p>
            <text:p><text:span text:style-name="T2"><text:s text:c="5"/></text:span><text:span text:style-name="T2">Cx = Ax + k * (Ax – Ex) <text:s text:c="3"/>, or Cx = (k+1)Ax - kEx <text:s text:c="33"/>[2], [2a]</text:span></text:p>
            <text:p><text:span text:style-name="T2"><text:s text:c="5"/></text:span><text:span text:style-name="T2">Cy = Ay + k * (Ay – Ey) <text:s text:c="3"/>, or Cy = (k+1)Ay - kEy <text:s text:c="33"/>[3], [3a]</text:span></text:p>
            <text:p><text:span text:style-name="T2"/></text:p>
            <text:p><text:span text:style-name="T2">AC and CB are perpendicular, so their dot product = 0: <text:s text:c="2"/>AC . CB = 0 <text:s text:c="7"/>[4]</text:span></text:p>
            <text:p><text:span text:style-name="T2"/></text:p>
            <text:p><text:span text:style-name="T2"><text:s text:c="2"/></text:span><text:span text:style-name="T2">AC . CB = 0</text:span></text:p>
            <text:p><text:span text:style-name="T2"><text:s text:c="2"/></text:span><text:span text:style-name="T2">(Ax – Cx, Ay – Cy) . (Cx - Bx, Cy – By) = 0</text:span></text:p>
            <text:p><text:span text:style-name="T2"><text:s text:c="2"/></text:span><text:span text:style-name="T2">(Ax – Cx) * (Cx – Bx) + (Ay - Cy) * (Cy – By) = 0</text:span></text:p>
            <text:p><text:span text:style-name="T2"><text:s text:c="2"/></text:span><text:span text:style-name="T4">AxCx</text:span><text:span text:style-name="T2"> -</text:span><text:span text:style-name="T5">AxBx</text:span><text:span text:style-name="T2"> -</text:span><text:span text:style-name="T6">CxCx</text:span><text:span text:style-name="T2">+</text:span><text:span text:style-name="T7">CxBx</text:span><text:span text:style-name="T2"> + </text:span><text:span text:style-name="T8">AyCy</text:span><text:span text:style-name="T2"> -</text:span><text:span text:style-name="T9">AyBy </text:span><text:span text:style-name="T2">-</text:span><text:span text:style-name="T10">CyCy</text:span><text:span text:style-name="T2">+</text:span><text:span text:style-name="T11">CyBy</text:span><text:span text:style-name="T2"> = 0 <text:s text:c="23"/>[5] 1 eq’n in 2 unknowns</text:span></text:p>
            <text:p><text:span text:style-name="T2"/></text:p>
            <text:p><text:span text:style-name="T2">Substituting for Cx using [2a], and for Cy using [3a]</text:span></text:p>
            <text:p text:style-name="P6"><text:span text:style-name="T12"><text:s text:c="2"/></text:span><text:span text:style-name="T13">Ax((k+1)Ax-kEx)) –</text:span><text:span text:style-name="T12"> </text:span><text:span text:style-name="T14">AxBx</text:span><text:span text:style-name="T12"> – </text:span><text:span text:style-name="T15">((k+1)Ax-kEx)((k+1)Ax-kEx)</text:span><text:span text:style-name="T12"> + </text:span><text:span text:style-name="T7">((k+1)Ax-kEx)</text:span><text:span text:style-name="T16">Bx</text:span></text:p>
            <text:p text:style-name="P6"><text:span text:style-name="T12">+</text:span><text:span text:style-name="T17">Ay((k+1)Ay-kEy))</text:span><text:span text:style-name="T18"> –</text:span><text:span text:style-name="T12"> </text:span><text:span text:style-name="T19">AyBy</text:span><text:span text:style-name="T18"> –</text:span><text:span text:style-name="T12"> </text:span><text:span text:style-name="T20">((k+1)Ay-kEy)((k+1)Ay-kEy)</text:span><text:span text:style-name="T12"> + </text:span><text:span text:style-name="T21">((k+1)Ay-kEy)By</text:span><text:span text:style-name="T22"> = 0 <text:s text:c="8"/>[6] 1 quadratic equation in 1 unknown</text:span></text:p>
            <text:p text:style-name="P6"><text:span text:style-name="T22"/></text:p>
            <text:p text:style-name="P6"><text:span text:style-name="T23"><text:s text:c="2"/></text:span><text:span text:style-name="T23">(k+1)Ax^2-kAxEx</text:span><text:span text:style-name="T22"> – </text:span><text:span text:style-name="T24">AxBx</text:span><text:span text:style-name="T22"> - </text:span><text:span text:style-name="T25">(k+1)^2Ax^2 -2(k+1)kAxEx+k^2Ex^2</text:span><text:span text:style-name="T22"> + </text:span><text:span text:style-name="T16">(k+1)AxBx – kExBx</text:span></text:p>
            <text:p text:style-name="P6"><text:span text:style-name="T26">+(k+1)Ay^2-kAyEy</text:span><text:span text:style-name="T27"> – </text:span><text:span text:style-name="T28">AyBy</text:span><text:span text:style-name="T27"> – </text:span><text:span text:style-name="T29">(k+1)^2Ay^2 -2(k+1)kAyEy+k^2Ey^2</text:span><text:span text:style-name="T27"> + </text:span><text:span text:style-name="T21">(k+1)AyBy – kEyBy</text:span><text:span text:style-name="T27"> = 0</text:span></text:p>
            <text:p text:style-name="P6"><text:span text:style-name="T27"/></text:p>
            <text:p text:style-name="P6"><text:span text:style-name="T27"><text:s text:c="2"/></text:span><text:span text:style-name="T27">kAx^2 +Ax^2 – kAxEx – </text:span><text:span text:style-name="T24">AxBx</text:span><text:span text:style-name="T27"> – k^2Ax^2 + 2kAx^2 + Ax^2 – 2k^2AxEx – 2kAxEx + k^2Ex^2 +kAxBx + AxBx – kExBx</text:span></text:p>
            <text:p text:style-name="P6"><text:span text:style-name="T27">+kAy^2 +Ay^2 – kAyEy – AyBy – k^2Ay^2 + 2kAy^2 + Ay^2 – 2k^2AyEy – 2kAyEy + k^2Ey^2 +kAyBy + AyBy – kEyBy = 0</text:span></text:p>
            <text:p text:style-name="P6"><text:span text:style-name="T27"/></text:p>
            <text:p text:style-name="P6"><text:span text:style-name="T27"><text:s/></text:span><text:span text:style-name="T30">k^2(Ax^2–2AxEx+Ex^2+Ay^2-2AyEy+Ey^2)+k(</text:span><text:span text:style-name="T31">Ax^2</text:span><text:span text:style-name="T30">-</text:span><text:span text:style-name="T32">AxEx+</text:span><text:span text:style-name="T30">2</text:span><text:span text:style-name="T31">Ax^2</text:span><text:span text:style-name="T30">-2</text:span><text:span text:style-name="T32">AxEx</text:span><text:span text:style-name="T30">+AxBx-ExBx+</text:span><text:span text:style-name="T33">Ay^2</text:span><text:span text:style-name="T30">-</text:span><text:span text:style-name="T34">AyEy</text:span><text:span text:style-name="T30">+</text:span><text:span text:style-name="T33">2Ay^2</text:span><text:span text:style-name="T30">-</text:span><text:span text:style-name="T34">2AyEy</text:span><text:span text:style-name="T30">+AyBy-EyBy)</text:span></text:p>
            <text:p text:style-name="P6"><text:span text:style-name="T27">+(</text:span><text:span text:style-name="T23">Ax^2</text:span><text:span text:style-name="T27">+</text:span><text:span text:style-name="T35">AxBx</text:span><text:span text:style-name="T27">+</text:span><text:span text:style-name="T23">Ax^2</text:span><text:span text:style-name="T27">+</text:span><text:span text:style-name="T35">AxBx</text:span><text:span text:style-name="T27">+</text:span><text:span text:style-name="T36">Ay^2</text:span><text:span text:style-name="T27">+</text:span><text:span text:style-name="T26">AyBy</text:span><text:span text:style-name="T27">+</text:span><text:span text:style-name="T36">Ay^2</text:span><text:span text:style-name="T27">+</text:span><text:span text:style-name="T26">AyBy</text:span><text:span text:style-name="T27">) = 0 <text:s text:c="34"/>[7] quadratic equation in k, with coef’s.</text:span></text:p>
          </draw:text-box>
        </draw:frame>
        <draw:frame draw:style-name="gr8" draw:text-style-name="P8" draw:layer="layout" svg:width="0.975cm" svg:height="0.77cm" svg:x="10.065cm" svg:y="6.943cm">
          <draw:text-box>
            <text:p><text:span text:style-name="T37">D</text:span></text:p>
          </draw:text-box>
        </draw:frame>
        <draw:frame draw:style-name="gr8" draw:text-style-name="P5" draw:layer="layout" svg:width="0.975cm" svg:height="0.77cm" svg:x="18.405cm" svg:y="8.154cm">
          <draw:text-box>
            <text:p><text:span text:style-name="T1">+x</text:span></text:p>
          </draw:text-box>
        </draw:frame>
        <draw:frame draw:style-name="gr8" draw:text-style-name="P5" draw:layer="layout" svg:width="0.975cm" svg:height="0.77cm" svg:x="7.85cm" svg:y="1.89cm">
          <draw:text-box>
            <text:p><text:span text:style-name="T1">+y</text:span></text:p>
          </draw:text-box>
        </draw:frame>
        <draw:frame draw:style-name="gr8" draw:text-style-name="P5" draw:layer="layout" svg:width="0.975cm" svg:height="0.77cm" svg:x="13.46cm" svg:y="6.45cm">
          <draw:text-box>
            <text:p><text:span text:style-name="T1">E</text:span></text:p>
          </draw:text-box>
        </draw:frame>
        <draw:line draw:style-name="gr4" draw:text-style-name="P1" draw:layer="layout" svg:x1="18.06cm" svg:y1="3.98cm" svg:x2="17.08cm" svg:y2="2.555cm">
          <text:p/>
        </draw:line>
        <draw:frame draw:style-name="gr8" draw:text-style-name="P8" draw:layer="layout" svg:width="0.975cm" svg:height="0.77cm" svg:x="13.904cm" svg:y="5.588cm">
          <draw:text-box>
            <text:p><text:span text:style-name="T37">F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16T16:30:23.541000000</meta:creation-date>
    <dc:date>2022-01-19T18:41:29.256000000</dc:date>
    <meta:editing-duration>PT5H50M57S</meta:editing-duration>
    <meta:editing-cycles>5</meta:editing-cycles>
    <meta:generator>LibreOffice/7.1.8.1$Windows_X86_64 LibreOffice_project/e1f30c802c3269a1d052614453f260e49458c82c</meta:generator>
    <meta:document-statistic meta:object-count="25"/>
  </office:meta>
</office:document-meta>
</file>